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285f02" officeooo:paragraph-rsid="00285f02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2a2828" officeooo:paragraph-rsid="002a282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60pt" fo:font-weight="bold" officeooo:rsid="002b27dc" officeooo:paragraph-rsid="002ddf46" style:font-size-asian="60pt" style:font-weight-asian="bold" style:font-size-complex="6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60pt" fo:font-weight="bold" officeooo:rsid="002b27dc" officeooo:paragraph-rsid="002b27dc" style:font-size-asian="60pt" style:font-weight-asian="bold" style:font-size-complex="6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60pt" officeooo:rsid="002b27dc" officeooo:paragraph-rsid="002ddf46" style:font-size-asian="60pt" style:font-size-complex="60pt"/>
    </style:style>
    <style:style style:name="P6" style:family="paragraph" style:parent-style-name="Standard">
      <style:paragraph-properties fo:text-align="center" style:justify-single-word="false"/>
      <style:text-properties fo:font-size="14pt" officeooo:rsid="00285f02" officeooo:paragraph-rsid="00285f02" style:font-size-asian="14pt" style:font-size-complex="14pt"/>
    </style:style>
    <style:style style:name="T1" style:family="text">
      <style:text-properties officeooo:rsid="002c17a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c17a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2">Mùa </text:span><text:span text:style-name="T3">Chay</text:span></text:p>
      <text:p text:style-name="P3">và</text:p>
      <text:p text:style-name="P4"><text:span text:style-name="T1">Phục</text:span> Sin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12-01T20:00:47.814000000</dc:date>
    <meta:editing-duration>PT8H35M54S</meta:editing-duration>
    <meta:editing-cycles>34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3" meta:word-count="5" meta:character-count="19" meta:non-whitespace-character-count="17"/>
  </office:meta>
</office:document-meta>
</file>